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6cm" style:rel-column-width="32098*"/>
    </style:style>
    <style:style style:name="Table1.B" style:family="table-column">
      <style:table-column-properties style:column-width="9.694cm" style:rel-column-width="33437*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3.067cm" style:rel-column-width="45069*"/>
    </style:style>
    <style:style style:name="Table3.B" style:family="table-column">
      <style:table-column-properties style:column-width="5.934cm" style:rel-column-width="20466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style:vertical-align="middle" fo:padding="0.097cm" fo:border="none"/>
    </style:style>
    <style:style style:name="Table4" style:family="table">
      <style:table-properties style:width="19.006cm" fo:margin-left="0cm" table:align="left"/>
    </style:style>
    <style:style style:name="Table4.A" style:family="table-column">
      <style:table-column-properties style:column-width="4.701cm"/>
    </style:style>
    <style:style style:name="Table4.B" style:family="table-column">
      <style:table-column-properties style:column-width="14.305cm"/>
    </style:style>
    <style:style style:name="Table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>
      <style:table-cell-properties fo:background-color="#fff5f0" fo:padding="0.097cm" fo:border="0.05pt solid #999999">
        <style:background-image/>
      </style:table-cell-properties>
    </style:style>
    <style:style style:name="Table4.2" style:family="table-row">
      <style:table-row-properties style:min-row-height="0.081cm"/>
    </style:style>
    <style:style style:name="Table4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4.B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9.001cm" table:align="margins" style:may-break-between-rows="false"/>
    </style:style>
    <style:style style:name="Table7.A" style:family="table-column">
      <style:table-column-properties style:column-width="10.599cm" style:rel-column-width="36557*"/>
    </style:style>
    <style:style style:name="Table7.B" style:family="table-column">
      <style:table-column-properties style:column-width="8.401cm" style:rel-column-width="28978*"/>
    </style:style>
    <style:style style:name="Table7.A1" style:family="table-cell">
      <style:table-cell-properties fo:padding="0cm" fo:border-left="none" fo:border-right="none" fo:border-top="none" fo:border-bottom="0.05pt solid #999999"/>
    </style:style>
    <style:style style:name="Table7.B1" style:family="table-cell">
      <style:table-cell-properties fo:padding="0cm" fo:border="none"/>
    </style:style>
    <style:style style:name="Table8" style:family="table">
      <style:table-properties style:width="8.403cm" table:align="margins" style:may-break-between-rows="false"/>
    </style:style>
    <style:style style:name="Table8.A" style:family="table-column">
      <style:table-column-properties style:column-width="4.265cm" style:rel-column-width="33269*"/>
    </style:style>
    <style:style style:name="Table8.B" style:family="table-column">
      <style:table-column-properties style:column-width="4.138cm" style:rel-column-width="32266*"/>
    </style:style>
    <style:style style:name="Table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8.B1" style:family="table-cell">
      <style:table-cell-properties fo:padding="0.097cm" fo:border="0.05pt solid #999999"/>
    </style:style>
    <style:style style:name="Table5" style:family="table">
      <style:table-properties style:width="18.99cm" table:align="left"/>
    </style:style>
    <style:style style:name="Table5.A" style:family="table-column">
      <style:table-column-properties style:column-width="2.6cm"/>
    </style:style>
    <style:style style:name="Table5.B" style:family="table-column">
      <style:table-column-properties style:column-width="5.493cm"/>
    </style:style>
    <style:style style:name="Table5.C" style:family="table-column">
      <style:table-column-properties style:column-width="3.358cm"/>
    </style:style>
    <style:style style:name="Table5.D" style:family="table-column">
      <style:table-column-properties style:column-width="3.38cm"/>
    </style:style>
    <style:style style:name="Table5.E" style:family="table-column">
      <style:table-column-properties style:column-width="4.159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fff5f0" fo:padding="0.097cm" fo:border="0.05pt solid #999999">
        <style:background-image/>
      </style:table-cell-properties>
    </style:style>
    <style:style style:name="Table5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3" style:family="table-row">
      <style:table-row-properties style:min-row-height="0.081cm" fo:keep-together="always"/>
    </style:style>
    <style:style style:name="Table5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5.A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6" style:family="table-row">
      <style:table-row-properties style:min-row-height="0.397cm" fo:keep-together="always"/>
    </style:style>
    <style:style style:name="Table6" style:family="table">
      <style:table-properties style:width="18.99cm" table:align="left"/>
    </style:style>
    <style:style style:name="Table6.A" style:family="table-column">
      <style:table-column-properties style:column-width="2.6cm"/>
    </style:style>
    <style:style style:name="Table6.B" style:family="table-column">
      <style:table-column-properties style:column-width="5.493cm"/>
    </style:style>
    <style:style style:name="Table6.C" style:family="table-column">
      <style:table-column-properties style:column-width="3.358cm"/>
    </style:style>
    <style:style style:name="Table6.D" style:family="table-column">
      <style:table-column-properties style:column-width="3.38cm"/>
    </style:style>
    <style:style style:name="Table6.E" style:family="table-column">
      <style:table-column-properties style:column-width="4.159cm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6.E1" style:family="table-cell">
      <style:table-cell-properties fo:background-color="#fff5f0" fo:padding="0.097cm" fo:border="0.05pt solid #999999">
        <style:background-image/>
      </style:table-cell-properties>
    </style:style>
    <style:style style:name="Table6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6.3" style:family="table-row">
      <style:table-row-properties style:min-row-height="0.081cm" fo:keep-together="always"/>
    </style:style>
    <style:style style:name="Table6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.A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6.6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89a6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15cb8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e7f5f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f64d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4" style:family="paragraph" style:parent-style-name="Table_20_Contents">
      <style:text-properties style:font-name="Calibri" fo:font-size="10pt" officeooo:paragraph-rsid="02b50bb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92d8b7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b50bbe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29a17b9" officeooo:paragraph-rsid="02cec4e1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899967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cec4e1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899967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b50bbe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966790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b50bbe" style:font-size-asian="9pt" style:font-size-complex="9pt"/>
    </style:style>
    <style:style style:name="P4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4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ac112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4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2" style:family="paragraph" style:parent-style-name="Standard">
      <style:text-properties style:font-name="Calibri" fo:font-weight="bold" officeooo:rsid="02b50bbe" officeooo:paragraph-rsid="02b50bbe" style:font-weight-asian="bold" style:font-weight-complex="bold"/>
    </style:style>
    <style:style style:name="P53" style:family="paragraph" style:parent-style-name="Standard">
      <style:text-properties style:font-name="Calibri" fo:font-weight="bold" officeooo:rsid="02b6c8e6" officeooo:paragraph-rsid="02b6c8e6" style:font-weight-asian="bold" style:font-weight-complex="bold"/>
    </style:style>
    <style:style style:name="P54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6pt" fo:font-weight="bold" officeooo:rsid="0291cb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8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f5b1f6" style:font-style-asian="normal" style:font-style-complex="normal"/>
    </style:style>
    <style:style style:name="T10" style:family="text">
      <style:text-properties fo:font-style="normal" officeooo:rsid="02ac1128" style:font-style-asian="normal" style:font-style-complex="normal"/>
    </style:style>
    <style:style style:name="T11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2" style:family="text">
      <style:text-properties officeooo:rsid="012f134b"/>
    </style:style>
    <style:style style:name="T13" style:family="text">
      <style:text-properties officeooo:rsid="02c4740a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1"><text:text-input text:description="&lt;company.name&gt;">Company Name</text:text-input></text:span><text:span text:style-name="T14"><text:line-break/></text:span><text:span text:style-name="T15"><text:text-input text:description="&lt;company.street&gt;">Street</text:text-input></text:span><text:span text:style-name="T15"> </text:span><text:span text:style-name="T15"><text:text-input text:description="&lt;company.street2&gt;">street2</text:text-input></text:span><text:span text:style-name="T15"><text:line-break/></text:span><text:span text:style-name="T15"><text:text-input text:description="&lt;company.zip&gt;">Zip</text:text-input></text:span><text:span text:style-name="T15"> </text:span><text:span text:style-name="T15"><text:text-input text:description="&lt;company.city&gt;">City</text:text-input></text:span><text:span text:style-name="T15"> </text:span><text:span text:style-name="T15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1.A1" office:value-type="string">
            <text:p text:style-name="P49"><text:s/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3"><text:span text:style-name="T8"><text:text-input text:description="&lt;if test=&quot;o.partner_id&quot;&gt;">If</text:text-input></text:span><text:span text:style-name="T8"> </text:span></text:p>
            <text:p text:style-name="P45"><text:span text:style-name="T10"><text:text-input text:description="&lt;print_address_type('invoice')&gt;">Address type:</text:text-input></text:span><text:span text:style-name="T9"> </text:span></text:p>
            <text:p text:style-name="P44"><text:text-input text:description="&lt;print_partner_address_by_type(o.partner_id, 'invoice')&gt;">Invoice address </text:text-input></text:p>
            <text:p text:style-name="P46"><text:text-input text:description="&lt;/if&gt;">Endif</text:text-input></text:p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  <text:p text:style-name="P25"><text:span text:style-name="T7">Récapitulatif de </text:span><text:span text:style-name="T6">Paiement</text:span> </text:p>
            <text:p text:style-name="P11"/>
            <text:p text:style-name="P12"/>
          </table:table-cell>
          <table:table-cell table:style-name="Table3.B1" office:value-type="string">
            <text:p text:style-name="P13"><text:text-input text:description="&lt;if test=&quot;date&quot;&gt;">If</text:text-input></text:p>
            <text:p text:style-name="P26"><text:span text:style-name="T12">En d</text:span>ate <text:span text:style-name="T12">du</text:span> <text:span text:style-name="T3"><text:text-input text:description="&lt;formatLang(o.date,date = True)&gt;">Date</text:text-input></text:span></text:p>
            <text:p text:style-name="P14"><text:text-input text:description="&lt;/if&gt;">Endif</text:text-input></text:p>
          </table:table-cell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7">Ref. du règlement </text:p>
            </table:table-cell>
            <table:table-cell table:style-name="Table4.B1" office:value-type="string">
              <text:p text:style-name="P28">Description</text:p>
            </table:table-cell>
          </table:table-row>
        </table:table-header-rows>
        <table:table-row table:style-name="Table4.2">
          <table:table-cell table:style-name="Table4.A2" office:value-type="float" office:value="0">
            <text:p text:style-name="P15"><text:text-input text:description="&lt;o.reference&gt;">Reference</text:text-input></text:p>
          </table:table-cell>
          <table:table-cell table:style-name="Table4.B2" office:value-type="float" office:value="0">
            <text:p text:style-name="P16"><text:text-input text:description="&lt;o.name&gt;">Name</text:text-input></text:p>
          </table:table-cell>
        </table:table-row>
      </table:table>
      <text:p text:style-name="P6"><text:text-input text:description="&lt;if test=&quot;o.narration&quot;&gt;">If</text:text-input></text:p>
      <text:p text:style-name="P21"/>
      <text:p text:style-name="P54"><text:text-input text:description="&lt;format(o.narration or '')&gt;">Notes</text:text-input></text:p>
      <text:p text:style-name="P7"><text:text-input text:description="&lt;/if&gt;">Endif</text:text-input></text:p>
      <text:p text:style-name="P8"><text:text-input text:description="&lt;if test=&quot;should_print_debit_lines(o.line_dr_ids)&quot;&gt;">If</text:text-input></text:p>
      <text:p text:style-name="P36"/>
      <text:p text:style-name="P52">Facture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29">Date</text:p>
            </table:table-cell>
            <table:table-cell table:style-name="Table5.A1" office:value-type="string">
              <text:p text:style-name="P33">Description </text:p>
            </table:table-cell>
            <table:table-cell table:style-name="Table5.A1" office:value-type="string">
              <text:p text:style-name="P31">Montant original</text:p>
            </table:table-cell>
            <table:table-cell table:style-name="Table5.A1" office:value-type="string">
              <text:p text:style-name="P31">Solde initial</text:p>
            </table:table-cell>
            <table:table-cell table:style-name="Table5.E1" office:value-type="string">
              <text:p text:style-name="P31">Paiement</text:p>
            </table:table-cell>
          </table:table-row>
        </table:table-header-rows>
        <table:table-row table:style-name="Table5.1">
          <table:table-cell table:style-name="Table5.A2" table:number-columns-spanned="5" office:value-type="string">
            <text:p text:style-name="P23"><text:text-input text:description="&lt;for each=&quot;line in o.line_dr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5" office:value-type="float" office:value="0">
            <text:p text:style-name="P9"><text:text-input text:description="&lt;if test=&quot;should_print_debit_line_at_0(line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4" office:value-type="float" office:value="0">
            <text:p text:style-name="P17"><text:text-input text:description="&lt;formatLang(line.date_original,date = True)&gt;">Due Date</text:text-input></text:p>
          </table:table-cell>
          <table:table-cell table:style-name="Table5.A4" office:value-type="float" office:value="0">
            <text:p text:style-name="P19"><text:text-input text:description="&lt;line.name&gt;">Description</text:text-input></text:p>
          </table:table-cell>
          <table:table-cell table:style-name="Table5.A4" office:value-type="float" office:value="0">
            <text:p text:style-name="P37"><text:text-input text:description="&lt;formatLang(line.amount_original, dp='Account', currency_obj=o.currency_id)&gt;">Original Amount</text:text-input></text:p>
          </table:table-cell>
          <table:table-cell table:style-name="Table5.A4" office:value-type="float" office:value="0">
            <text:p text:style-name="P39"><text:text-input text:description="&lt;formatLang(line.amount_unreconciled, dp='Account', currency_obj=o.currency_id)&gt;">Balance Due</text:text-input></text:p>
          </table:table-cell>
          <table:table-cell table:style-name="Table5.A3">
            <text:p text:style-name="P41"><text:text-input text:description="&lt;formatLang(line.amount, dp='Account', currency_obj=o.currency_id)&gt;"/></text:p>
          </table:table-cell>
        </table:table-row>
        <table:table-row table:style-name="Table5.3">
          <table:table-cell table:style-name="Table5.A3" table:number-columns-spanned="5" office:value-type="float" office:value="0">
            <text:p text:style-name="P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A3" table:number-columns-spanned="5" office:value-type="float" office:value="0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text-input text:description="&lt;/if&gt;">Endif</text:text-input></text:p>
      <text:p text:style-name="P8"><text:text-input text:description="&lt;if test=&quot;should_print_credit_lines(o.line_cr_ids)&quot;&gt;">If</text:text-input></text:p>
      <text:p text:style-name="P8"/>
      <text:p text:style-name="P53">Avoir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office:value-type="string">
              <text:p text:style-name="P30">Date</text:p>
            </table:table-cell>
            <table:table-cell table:style-name="Table6.A1" office:value-type="string">
              <text:p text:style-name="P34">Description </text:p>
            </table:table-cell>
            <table:table-cell table:style-name="Table6.A1" office:value-type="string">
              <text:p text:style-name="P32">Montant original</text:p>
            </table:table-cell>
            <table:table-cell table:style-name="Table6.A1" office:value-type="string">
              <text:p text:style-name="P32">Solde initial</text:p>
            </table:table-cell>
            <table:table-cell table:style-name="Table6.E1" office:value-type="string">
              <text:p text:style-name="P32">Paiement</text:p>
            </table:table-cell>
          </table:table-row>
        </table:table-header-rows>
        <table:table-row table:style-name="Table6.1">
          <table:table-cell table:style-name="Table6.A2" table:number-columns-spanned="5" office:value-type="string">
            <text:p text:style-name="P24"><text:text-input text:description="&lt;for each=&quot;line in o.line_cr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table:number-columns-spanned="5" office:value-type="float" office:value="0">
            <text:p text:style-name="P10"><text:text-input text:description="&lt;if test=&quot;should_print_credit_line_at_0(line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4" office:value-type="float" office:value="0">
            <text:p text:style-name="P18"><text:text-input text:description="&lt;formatLang(line.date_original,date = True)&gt;">Due Date</text:text-input></text:p>
          </table:table-cell>
          <table:table-cell table:style-name="Table6.A4" office:value-type="float" office:value="0">
            <text:p text:style-name="P20"><text:text-input text:description="&lt;line.name&gt;">Description</text:text-input></text:p>
          </table:table-cell>
          <table:table-cell table:style-name="Table6.A4" office:value-type="float" office:value="0">
            <text:p text:style-name="P38"><text:text-input text:description="&lt;formatLang(line.amount_original, dp='Account', currency_obj=o.currency_id)&gt;">Original Amount</text:text-input></text:p>
          </table:table-cell>
          <table:table-cell table:style-name="Table6.A4" office:value-type="float" office:value="0">
            <text:p text:style-name="P40"><text:text-input text:description="&lt;formatLang(line.amount_unreconciled, dp='Account', currency_obj=o.currency_id)&gt;">Balance Due</text:text-input></text:p>
          </table:table-cell>
          <table:table-cell table:style-name="Table6.A3">
            <text:p text:style-name="P42"><text:text-input text:description="&lt;formatLang(line.amount, dp='Account', currency_obj=o.currency_id)&gt;"/></text:p>
          </table:table-cell>
        </table:table-row>
        <table:table-row table:style-name="Table6.3">
          <table:table-cell table:style-name="Table6.A3" table:number-columns-spanned="5" office:value-type="float" office:value="0">
            <text:p text:style-name="P1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6.6">
          <table:table-cell table:style-name="Table6.A3" table:number-columns-spanned="5" office:value-type="float" office:value="0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text-input text:description="&lt;/if&gt;">Endif</text:text-input></text:p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7"/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9">Montant du <text:span text:style-name="T13">paiement</text:span></text:p>
                </table:table-cell>
                <table:table-cell table:style-name="Table8.B1" office:value-type="string">
                  <text:p text:style-name="P22"><text:text-input text:description="&lt;formatLang(o.amount, dp='Account', currency_obj=o.currency_id)&gt;">Total</text:text-input></text:p>
                </table:table-cell>
              </table:table-row>
            </table:table>
            <text:p text:style-name="P3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8-07-18T15:19:40.674000000</dc:date>
    <meta:editing-duration>P2DT3H42M30S</meta:editing-duration>
    <meta:editing-cycles>850</meta:editing-cycles>
    <meta:generator>LibreOffice/5.3.4.2$Windows_X86_64 LibreOffice_project/f82d347ccc0be322489bf7da61d7e4ad13fe2ff3</meta:generator>
    <meta:document-statistic meta:table-count="8" meta:image-count="0" meta:object-count="0" meta:page-count="1" meta:paragraph-count="57" meta:word-count="196" meta:character-count="688" meta:non-whitespace-character-count="632"/>
    <meta:user-defined meta:name="Info 1"/>
    <meta:user-defined meta:name="Info 2"/>
    <meta:user-defined meta:name="Info 3"/>
    <meta:user-defined meta:name="Info 4"/>
  </office:meta>
</office:document-meta>
</file>